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Abyssinica SIL1" svg:font-family="'Abyssinica SI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color="#ff8080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2" style:family="graphic" style:parent-style-name="standard">
      <style:graphic-properties svg:stroke-color="#000000" draw:fill="hatch" draw:fill-color="#729fcf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3" style:family="graphic" style:parent-style-name="standard">
      <style:graphic-properties svg:stroke-color="#000000" draw:fill="hatch" draw:fill-color="#ff8080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4" style:family="graphic" style:parent-style-name="standard">
      <style:graphic-properties svg:stroke-color="#000000" draw:fill="hatch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9.05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67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224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193cm" fo:padding-top="0.176cm" fo:padding-bottom="0.176cm" fo:padding-left="0.301cm" fo:padding-right="0.301cm"/>
    </style:style>
    <style:style style:name="gr11" style:family="graphic" style:parent-style-name="measure" style:list-style-name="L1">
      <style:graphic-properties draw:textarea-vertical-align="middle" draw:line-distance="0.508cm"/>
    </style:style>
    <style:style style:name="gr12" style:family="graphic" style:parent-style-name="measure" style:list-style-name="L1">
      <style:graphic-properties draw:textarea-vertical-align="middle" draw:line-distance="0.508cm"/>
    </style:style>
    <style:style style:name="gr13" style:family="graphic" style:parent-style-name="measure" style:list-style-name="L1">
      <style:graphic-properties draw:textarea-vertical-align="middle" draw:line-distance="0.508cm"/>
    </style:style>
    <style:style style:name="gr14" style:family="graphic" style:parent-style-name="measure" style:list-style-name="L1">
      <style:graphic-properties draw:textarea-vertical-align="middle" draw:line-distance="0.508cm"/>
    </style:style>
    <style:style style:name="gr15" style:family="graphic" style:parent-style-name="measure" style:list-style-name="L1">
      <style:graphic-properties draw:textarea-vertical-align="middle" draw:line-distance="0.404cm"/>
    </style:style>
    <style:style style:name="gr16" style:family="graphic" style:parent-style-name="measure" style:list-style-name="L1">
      <style:graphic-properties draw:textarea-vertical-align="middle" draw:line-distance="0.40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measure" style:list-style-name="L1">
      <style:graphic-properties draw:textarea-vertical-align="middle" draw:line-distance="0.406cm"/>
    </style:style>
    <style:style style:name="gr19" style:family="graphic" style:parent-style-name="measure" style:list-style-name="L1">
      <style:graphic-properties draw:textarea-vertical-align="middle" draw:line-distance="0.508cm"/>
    </style:style>
    <style:style style:name="gr20" style:family="graphic" style:parent-style-name="measure" style:list-style-name="L1">
      <style:graphic-properties draw:textarea-vertical-align="middle" draw:line-distance="0.508cm"/>
    </style:style>
    <style:style style:name="gr21" style:family="graphic" style:parent-style-name="measure" style:list-style-name="L1">
      <style:graphic-properties draw:textarea-vertical-align="middle" draw:line-distance="0.406cm"/>
    </style:style>
    <style:style style:name="gr22" style:family="graphic" style:parent-style-name="measure" style:list-style-name="L1">
      <style:graphic-properties draw:textarea-vertical-align="middle" draw:line-distance="0.508cm"/>
    </style:style>
    <style:style style:name="gr23" style:family="graphic" style:parent-style-name="measure" style:list-style-name="L1">
      <style:graphic-properties draw:textarea-vertical-align="middle" draw:line-distance="0.508cm"/>
    </style:style>
    <style:style style:name="gr24" style:family="graphic" style:parent-style-name="standard">
      <style:graphic-properties draw:stroke="none" svg:stroke-color="#000000" draw:fill="none" draw:fill-color="#ffffff" fo:min-height="1.177cm"/>
    </style:style>
    <style:style style:name="P1" style:family="paragraph">
      <loext:graphic-properties draw:fill="hatch" draw:fill-color="#ff8080" draw:fill-hatch-name="Black_20_-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2" style:family="paragraph">
      <loext:graphic-properties draw:fill="hatch" draw:fill-color="#729fcf" draw:fill-hatch-name="Black_20_-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3" style:family="paragraph">
      <loext:graphic-properties draw:fill="hatch" draw:fill-color="#ff8080" draw:fill-hatch-name="Black_20_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4" style:family="paragraph">
      <loext:graphic-properties draw:fill="hatch" draw:fill-hatch-name="Black_20_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5" style:family="paragraph">
      <loext:graphic-properties draw:fill="none" draw:fill-color="#729fcf"/>
      <style:paragraph-properties fo:text-align="center"/>
      <style:text-properties style:font-name="Abyssinica SIL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Abyssinica SIL" style:font-size-asian="18pt" style:font-size-complex="18pt"/>
    </style:style>
    <style:style style:name="P7" style:family="paragraph">
      <loext:graphic-properties draw:fill="none" draw:fill-color="#ffffff"/>
      <style:text-properties style:font-name="Abyssinica SIL" fo:font-size="12pt" style:font-size-asian="18pt" style:font-size-complex="18pt"/>
    </style:style>
    <style:style style:name="P8" style:family="paragraph">
      <loext:graphic-properties draw:fill="hatch" draw:fill-color="#729fcf" draw:fill-hatch-name="Black_20_-45_20_Degrees" draw:fill-hatch-solid="true" draw:opacity="55%"/>
      <style:paragraph-properties fo:text-align="center"/>
      <style:text-properties style:font-name="Abyssinica SIL"/>
    </style:style>
    <style:style style:name="P9" style:family="paragraph">
      <loext:graphic-properties draw:fill="hatch" draw:fill-hatch-name="Black_20_45_20_Degrees" draw:fill-hatch-solid="true" draw:opacity="55%"/>
      <style:paragraph-properties fo:text-align="center"/>
      <style:text-properties style:font-name="Abyssinica SIL"/>
    </style:style>
    <style:style style:name="P10" style:family="paragraph">
      <loext:graphic-properties draw:fill="none" draw:fill-color="#729fcf"/>
      <style:paragraph-properties fo:text-align="center"/>
      <style:text-properties style:font-name="Abyssinica SIL"/>
    </style:style>
    <style:style style:name="P11" style:family="paragraph">
      <loext:graphic-properties draw:fill="none"/>
      <style:paragraph-properties fo:text-align="center"/>
      <style:text-properties style:font-name="Abyssinica SIL"/>
    </style:style>
    <style:style style:name="P12" style:family="paragraph">
      <loext:graphic-properties draw:fill="hatch" draw:fill-color="#ff8080" draw:fill-hatch-name="Black_20_-45_20_Degrees" draw:fill-hatch-solid="true" draw:opacity="55%"/>
      <style:paragraph-properties fo:text-align="center"/>
      <style:text-properties style:font-name="Abyssinica SIL"/>
    </style:style>
    <style:style style:name="P13" style:family="paragraph">
      <loext:graphic-properties draw:fill="hatch" draw:fill-color="#ff8080" draw:fill-hatch-name="Black_20_45_20_Degrees" draw:fill-hatch-solid="true" draw:opacity="55%"/>
      <style:paragraph-properties fo:text-align="center"/>
      <style:text-properties style:font-name="Abyssinica SI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15pt" style:text-underline-style="solid" style:text-underline-width="auto" style:text-underline-color="font-color" style:font-size-asian="18pt" style:font-size-complex="18pt"/>
    </style:style>
    <style:style style:name="P16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Abyssinica SIL"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1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13cm" svg:height="2.667cm" svg:x="8.493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413cm" svg:height="2.667cm" svg:x="3.667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6.08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1.254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9.652cm" svg:height="2.667cm" svg:x="1.254cm" svg:y="5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2.882cm" svg:y1="5.826cm" svg:x2="2.882cm" svg:y2="8.493cm">
            <text:p/>
          </draw:line>
          <draw:line draw:style-name="gr6" draw:text-style-name="P6" draw:layer="layout" svg:x1="2.07cm" svg:y1="5.826cm" svg:x2="2.082cm" svg:y2="8.494cm">
            <text:p/>
          </draw:line>
          <draw:frame draw:style-name="gr7" draw:text-style-name="P7" draw:layer="layout" svg:width="2.921cm" svg:height="1.217cm" draw:transform="rotate (1.5707963267949) translate (1.291cm 8.493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1.217cm" draw:transform="rotate (1.5707963267949) translate (2.092cm 8.494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1.217cm" draw:transform="rotate (1.5707963267949) translate (2.892cm 8.494cm)">
            <draw:text-box>
              <text:p><text:span text:style-name="T1">Reaction C</text:span></text:p>
            </draw:text-box>
          </draw:frame>
          <draw:line draw:style-name="gr6" draw:text-style-name="P6" draw:layer="layout" svg:x1="3.682cm" svg:y1="5.827cm" svg:x2="3.682cm" svg:y2="8.494cm">
            <text:p/>
          </draw:line>
          <draw:line draw:style-name="gr6" draw:text-style-name="P6" draw:layer="layout" svg:x1="5.296cm" svg:y1="5.839cm" svg:x2="5.296cm" svg:y2="8.506cm">
            <text:p/>
          </draw:line>
          <draw:line draw:style-name="gr6" draw:text-style-name="P6" draw:layer="layout" svg:x1="4.484cm" svg:y1="5.839cm" svg:x2="4.496cm" svg:y2="8.507cm">
            <text:p/>
          </draw:line>
          <draw:frame draw:style-name="gr7" draw:text-style-name="P7" draw:layer="layout" svg:width="2.921cm" svg:height="1.217cm" draw:transform="rotate (1.5707963267949) translate (3.705cm 8.506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1.217cm" draw:transform="rotate (1.5707963267949) translate (4.506cm 8.507cm)">
            <draw:text-box>
              <text:p><text:span text:style-name="T1">Reaction </text:span><text:span text:style-name="T1">B</text:span></text:p>
            </draw:text-box>
          </draw:frame>
          <draw:frame draw:style-name="gr7" draw:text-style-name="P7" draw:layer="layout" svg:width="2.921cm" svg:height="1.217cm" draw:transform="rotate (1.5707963267949) translate (5.306cm 8.507cm)">
            <draw:text-box>
              <text:p><text:span text:style-name="T1">Reaction </text:span><text:span text:style-name="T1">C</text:span></text:p>
            </draw:text-box>
          </draw:frame>
          <draw:line draw:style-name="gr6" draw:text-style-name="P6" draw:layer="layout" svg:x1="6.096cm" svg:y1="5.84cm" svg:x2="6.096cm" svg:y2="8.507cm">
            <text:p/>
          </draw:line>
          <draw:line draw:style-name="gr6" draw:text-style-name="P6" draw:layer="layout" svg:x1="7.71cm" svg:y1="5.852cm" svg:x2="7.71cm" svg:y2="8.519cm">
            <text:p/>
          </draw:line>
          <draw:line draw:style-name="gr6" draw:text-style-name="P6" draw:layer="layout" svg:x1="6.898cm" svg:y1="5.852cm" svg:x2="6.91cm" svg:y2="8.52cm">
            <text:p/>
          </draw:line>
          <draw:frame draw:style-name="gr7" draw:text-style-name="P7" draw:layer="layout" svg:width="2.921cm" svg:height="1.217cm" draw:transform="rotate (1.5707963267949) translate (6.119cm 8.519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1.217cm" draw:transform="rotate (1.5707963267949) translate (6.92cm 8.52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1.217cm" draw:transform="rotate (1.5707963267949) translate (7.72cm 8.52cm)">
            <draw:text-box>
              <text:p><text:span text:style-name="T1">Reaction C</text:span></text:p>
            </draw:text-box>
          </draw:frame>
          <draw:line draw:style-name="gr6" draw:text-style-name="P6" draw:layer="layout" svg:x1="8.51cm" svg:y1="5.853cm" svg:x2="8.51cm" svg:y2="8.52cm">
            <text:p/>
          </draw:line>
          <draw:line draw:style-name="gr6" draw:text-style-name="P6" draw:layer="layout" svg:x1="10.124cm" svg:y1="5.865cm" svg:x2="10.124cm" svg:y2="8.532cm">
            <text:p/>
          </draw:line>
          <draw:line draw:style-name="gr6" draw:text-style-name="P6" draw:layer="layout" svg:x1="9.312cm" svg:y1="5.865cm" svg:x2="9.324cm" svg:y2="8.533cm">
            <text:p/>
          </draw:line>
          <draw:frame draw:style-name="gr7" draw:text-style-name="P7" draw:layer="layout" svg:width="2.921cm" svg:height="1.217cm" draw:transform="rotate (1.5707963267949) translate (8.533cm 8.532cm)">
            <draw:text-box>
              <text:p><text:span text:style-name="T1">Reaction A</text:span></text:p>
            </draw:text-box>
          </draw:frame>
          <draw:frame draw:style-name="gr7" draw:text-style-name="P7" draw:layer="layout" svg:width="2.921cm" svg:height="1.217cm" draw:transform="rotate (1.5707963267949) translate (9.334cm 8.533cm)">
            <draw:text-box>
              <text:p><text:span text:style-name="T1">Reaction B</text:span></text:p>
            </draw:text-box>
          </draw:frame>
          <draw:frame draw:style-name="gr7" draw:text-style-name="P7" draw:layer="layout" svg:width="2.921cm" svg:height="1.217cm" draw:transform="rotate (1.5707963267949) translate (10.134cm 8.533cm)">
            <draw:text-box>
              <text:p><text:span text:style-name="T1">Reaction C</text:span></text:p>
            </draw:text-box>
          </draw:frame>
          <draw:line draw:style-name="gr6" draw:text-style-name="P6" draw:layer="layout" svg:x1="10.924cm" svg:y1="5.866cm" svg:x2="10.924cm" svg:y2="8.533cm">
            <text:p/>
          </draw:line>
        </draw:g>
        <draw:g>
          <draw:custom-shape draw:style-name="gr2" draw:text-style-name="P8" draw:layer="layout" svg:width="2.413cm" svg:height="2.667cm" svg:x="16.616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2.413cm" svg:height="2.667cm" svg:x="14.203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4.826cm" svg:height="2.667cm" svg:x="14.203cm" svg:y="2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1" draw:layer="layout" svg:x1="15.831cm" svg:y1="2.826cm" svg:x2="15.831cm" svg:y2="5.493cm">
            <text:p/>
          </draw:line>
          <draw:line draw:style-name="gr6" draw:text-style-name="P11" draw:layer="layout" svg:x1="15.019cm" svg:y1="2.826cm" svg:x2="15.031cm" svg:y2="5.494cm">
            <text:p/>
          </draw:line>
          <draw:frame draw:style-name="gr9" draw:text-style-name="P7" draw:layer="layout" svg:width="2.921cm" svg:height="0.725cm" draw:transform="rotate (1.5707963267949) translate (14.24cm 5.493cm)">
            <draw:text-box>
              <text:p><text:span text:style-name="T1">Reaction A</text:span></text:p>
            </draw:text-box>
          </draw:frame>
          <draw:frame draw:style-name="gr9" draw:text-style-name="P7" draw:layer="layout" svg:width="2.921cm" svg:height="0.725cm" draw:transform="rotate (1.5707963267949) translate (15.041cm 5.494cm)">
            <draw:text-box>
              <text:p><text:span text:style-name="T1">Reaction B</text:span></text:p>
            </draw:text-box>
          </draw:frame>
          <draw:frame draw:style-name="gr9" draw:text-style-name="P7" draw:layer="layout" svg:width="2.921cm" svg:height="0.725cm" draw:transform="rotate (1.5707963267949) translate (15.841cm 5.494cm)">
            <draw:text-box>
              <text:p><text:span text:style-name="T1">Reaction C</text:span></text:p>
            </draw:text-box>
          </draw:frame>
          <draw:line draw:style-name="gr6" draw:text-style-name="P11" draw:layer="layout" svg:x1="16.631cm" svg:y1="2.827cm" svg:x2="16.631cm" svg:y2="5.494cm">
            <text:p/>
          </draw:line>
          <draw:line draw:style-name="gr6" draw:text-style-name="P11" draw:layer="layout" svg:x1="18.245cm" svg:y1="2.839cm" svg:x2="18.245cm" svg:y2="5.506cm">
            <text:p/>
          </draw:line>
          <draw:line draw:style-name="gr6" draw:text-style-name="P11" draw:layer="layout" svg:x1="17.433cm" svg:y1="2.839cm" svg:x2="17.445cm" svg:y2="5.507cm">
            <text:p/>
          </draw:line>
          <draw:frame draw:style-name="gr9" draw:text-style-name="P7" draw:layer="layout" svg:width="2.921cm" svg:height="0.725cm" draw:transform="rotate (1.5707963267949) translate (16.654cm 5.506cm)">
            <draw:text-box>
              <text:p><text:span text:style-name="T1">Reaction A</text:span></text:p>
            </draw:text-box>
          </draw:frame>
          <draw:frame draw:style-name="gr9" draw:text-style-name="P7" draw:layer="layout" svg:width="2.921cm" svg:height="0.725cm" draw:transform="rotate (1.5707963267949) translate (17.455cm 5.507cm)">
            <draw:text-box>
              <text:p><text:span text:style-name="T1">Reaction B</text:span></text:p>
            </draw:text-box>
          </draw:frame>
          <draw:frame draw:style-name="gr9" draw:text-style-name="P7" draw:layer="layout" svg:width="2.921cm" svg:height="0.725cm" draw:transform="rotate (1.5707963267949) translate (18.255cm 5.507cm)">
            <draw:text-box>
              <text:p><text:span text:style-name="T1">Reaction C</text:span></text:p>
            </draw:text-box>
          </draw:frame>
          <draw:line draw:style-name="gr6" draw:text-style-name="P11" draw:layer="layout" svg:x1="19.045cm" svg:y1="2.84cm" svg:x2="19.045cm" svg:y2="5.507cm">
            <text:p/>
          </draw:line>
        </draw:g>
        <draw:g>
          <draw:custom-shape draw:style-name="gr1" draw:text-style-name="P12" draw:layer="layout" svg:width="2.413cm" svg:height="2.667cm" svg:x="16.595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3" draw:layer="layout" svg:width="2.413cm" svg:height="2.667cm" svg:x="14.182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4.795cm" svg:height="2.667cm" svg:x="14.213cm" svg:y="8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1" draw:layer="layout" svg:x1="14.198cm" svg:y1="8.457cm" svg:x2="14.198cm" svg:y2="11.124cm">
            <text:p/>
          </draw:line>
          <draw:line draw:style-name="gr6" draw:text-style-name="P11" draw:layer="layout" svg:x1="15.812cm" svg:y1="8.469cm" svg:x2="15.812cm" svg:y2="11.136cm">
            <text:p/>
          </draw:line>
          <draw:line draw:style-name="gr6" draw:text-style-name="P11" draw:layer="layout" svg:x1="15cm" svg:y1="8.469cm" svg:x2="15.012cm" svg:y2="11.137cm">
            <text:p/>
          </draw:line>
          <draw:frame draw:style-name="gr9" draw:text-style-name="P7" draw:layer="layout" svg:width="2.921cm" svg:height="0.725cm" draw:transform="rotate (1.5707963267949) translate (14.221cm 11.136cm)">
            <draw:text-box>
              <text:p><text:span text:style-name="T1">Reaction A</text:span></text:p>
            </draw:text-box>
          </draw:frame>
          <draw:frame draw:style-name="gr9" draw:text-style-name="P7" draw:layer="layout" svg:width="2.921cm" svg:height="0.725cm" draw:transform="rotate (1.5707963267949) translate (15.022cm 11.137cm)">
            <draw:text-box>
              <text:p><text:span text:style-name="T1">Reaction B</text:span></text:p>
            </draw:text-box>
          </draw:frame>
          <draw:frame draw:style-name="gr9" draw:text-style-name="P7" draw:layer="layout" svg:width="2.921cm" svg:height="0.725cm" draw:transform="rotate (1.5707963267949) translate (15.822cm 11.137cm)">
            <draw:text-box>
              <text:p><text:span text:style-name="T1">Reaction C</text:span></text:p>
            </draw:text-box>
          </draw:frame>
          <draw:line draw:style-name="gr6" draw:text-style-name="P11" draw:layer="layout" svg:x1="16.612cm" svg:y1="8.47cm" svg:x2="16.612cm" svg:y2="11.137cm">
            <text:p/>
          </draw:line>
          <draw:line draw:style-name="gr6" draw:text-style-name="P11" draw:layer="layout" svg:x1="18.226cm" svg:y1="8.482cm" svg:x2="18.226cm" svg:y2="11.149cm">
            <text:p/>
          </draw:line>
          <draw:line draw:style-name="gr6" draw:text-style-name="P11" draw:layer="layout" svg:x1="17.414cm" svg:y1="8.482cm" svg:x2="17.426cm" svg:y2="11.15cm">
            <text:p/>
          </draw:line>
          <draw:frame draw:style-name="gr9" draw:text-style-name="P7" draw:layer="layout" svg:width="2.921cm" svg:height="0.725cm" draw:transform="rotate (1.5707963267949) translate (16.635cm 11.149cm)">
            <draw:text-box>
              <text:p><text:span text:style-name="T1">Reaction A</text:span></text:p>
            </draw:text-box>
          </draw:frame>
          <draw:frame draw:style-name="gr9" draw:text-style-name="P7" draw:layer="layout" svg:width="2.921cm" svg:height="0.725cm" draw:transform="rotate (1.5707963267949) translate (17.436cm 11.15cm)">
            <draw:text-box>
              <text:p><text:span text:style-name="T1">Reaction B</text:span></text:p>
            </draw:text-box>
          </draw:frame>
          <draw:frame draw:style-name="gr9" draw:text-style-name="P7" draw:layer="layout" svg:width="2.921cm" svg:height="0.725cm" draw:transform="rotate (1.5707963267949) translate (18.236cm 11.15cm)">
            <draw:text-box>
              <text:p><text:span text:style-name="T1">Reaction C</text:span></text:p>
            </draw:text-box>
          </draw:frame>
          <draw:line draw:style-name="gr6" draw:text-style-name="P11" draw:layer="layout" svg:x1="19.026cm" svg:y1="8.483cm" svg:x2="19.026cm" svg:y2="11.15cm">
            <text:p/>
          </draw:line>
        </draw:g>
        <draw:measure draw:style-name="gr11" draw:text-style-name="P14" draw:layer="measurelines" svg:x1="1.254cm" svg:y1="9.698cm" svg:x2="3.667cm" svg:y2="9.698cm">
          <text:p text:style-name="P14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2" draw:text-style-name="P14" draw:layer="layout" svg:x1="6.08cm" svg:y1="9.682cm" svg:x2="8.493cm" svg:y2="9.682cm">
          <text:p text:style-name="P14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3" draw:text-style-name="P14" draw:layer="layout" svg:x1="8.493cm" svg:y1="9.682cm" svg:x2="10.906cm" svg:y2="9.682cm">
          <text:p text:style-name="P14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4" draw:text-style-name="P14" draw:layer="layout" svg:x1="3.667cm" svg:y1="9.682cm" svg:x2="6.08cm" svg:y2="9.682cm">
          <text:p text:style-name="P14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5" draw:text-style-name="P14" draw:layer="layout" svg:x1="1.257cm" svg:y1="10.664cm" svg:x2="6.08cm" svg:y2="10.671cm">
          <text:p text:style-name="P14"><text:span text:style-name="T3"><text:measure text:kind="gap"/></text:span><text:span text:style-name="T3">Spatial Volume X</text:span><text:span text:style-name="T3"><text:measure text:kind="gap"/></text:span></text:p>
        </draw:measure>
        <draw:measure draw:style-name="gr16" draw:text-style-name="P14" draw:layer="measurelines" svg:x1="6.08cm" svg:y1="10.674cm" svg:x2="10.906cm" svg:y2="10.675cm">
          <text:p text:style-name="P14"><text:span text:style-name="T4"><text:measure text:kind="gap"/></text:span><text:span text:style-name="T4">Spatial Volume Y</text:span><text:span text:style-name="T4"><text:measure text:kind="gap"/></text:span></text:p>
        </draw:measure>
        <draw:line draw:style-name="gr17" draw:text-style-name="P11" draw:layer="layout" svg:x1="10.906cm" svg:y1="7.223cm" svg:x2="14.208cm" svg:y2="4.175cm">
          <text:p/>
        </draw:line>
        <draw:line draw:style-name="gr17" draw:text-style-name="P11" draw:layer="layout" svg:x1="10.906cm" svg:y1="7.223cm" svg:x2="14.208cm" svg:y2="9.89cm">
          <text:p/>
        </draw:line>
        <draw:measure draw:style-name="gr18" draw:text-style-name="P14" draw:layer="layout" svg:x1="14.18cm" svg:y1="13.291cm" svg:x2="19.006cm" svg:y2="13.292cm">
          <text:p text:style-name="P14"><text:span text:style-name="T4"><text:measure text:kind="gap"/></text:span><text:span text:style-name="T4">Spatial Volume Y</text:span><text:span text:style-name="T4"><text:measure text:kind="gap"/></text:span></text:p>
        </draw:measure>
        <draw:g>
          <draw:measure draw:style-name="gr19" draw:text-style-name="P14" draw:layer="layout" svg:x1="14.18cm" svg:y1="12.266cm" svg:x2="16.593cm" svg:y2="12.266cm">
            <text:p text:style-name="P14"><text:span text:style-name="T5"><text:measure text:kind="gap"/></text:span><text:span text:style-name="T5">Nuclide 1</text:span><text:span text:style-name="T5"><text:measure text:kind="gap"/></text:span></text:p>
          </draw:measure>
          <draw:measure draw:style-name="gr20" draw:text-style-name="P14" draw:layer="layout" svg:x1="16.593cm" svg:y1="12.266cm" svg:x2="19.006cm" svg:y2="12.266cm">
            <text:p text:style-name="P14"><text:span text:style-name="T5"><text:measure text:kind="gap"/></text:span><text:span text:style-name="T5">Nuclide 2</text:span><text:span text:style-name="T5"><text:measure text:kind="gap"/></text:span></text:p>
          </draw:measure>
        </draw:g>
        <draw:measure draw:style-name="gr21" draw:text-style-name="P14" draw:layer="layout" svg:x1="14.18cm" svg:y1="7.675cm" svg:x2="19.006cm" svg:y2="7.676cm">
          <text:p text:style-name="P14"><text:span text:style-name="T4"><text:measure text:kind="gap"/></text:span><text:span text:style-name="T4">Spatial Volume X</text:span><text:span text:style-name="T4"><text:measure text:kind="gap"/></text:span></text:p>
        </draw:measure>
        <draw:g>
          <draw:measure draw:style-name="gr22" draw:text-style-name="P14" draw:layer="layout" svg:x1="14.18cm" svg:y1="6.65cm" svg:x2="16.593cm" svg:y2="6.65cm">
            <text:p text:style-name="P14"><text:span text:style-name="T5"><text:measure text:kind="gap"/></text:span><text:span text:style-name="T5">Nuclide 1</text:span><text:span text:style-name="T5"><text:measure text:kind="gap"/></text:span></text:p>
          </draw:measure>
          <draw:measure draw:style-name="gr23" draw:text-style-name="P14" draw:layer="layout" svg:x1="16.593cm" svg:y1="6.65cm" svg:x2="19.006cm" svg:y2="6.65cm">
            <text:p text:style-name="P14"><text:span text:style-name="T5"><text:measure text:kind="gap"/></text:span><text:span text:style-name="T5">Nuclide 2</text:span><text:span text:style-name="T5"><text:measure text:kind="gap"/></text:span></text:p>
          </draw:measure>
        </draw:g>
        <draw:frame draw:style-name="gr24" draw:text-style-name="P16" draw:layer="layout" svg:width="2.221cm" svg:height="1.427cm" svg:x="5.115cm" svg:y="5.064cm">
          <draw:text-box>
            <text:p text:style-name="P15"><text:span text:style-name="T6">Tally Z</text:span></text:p>
          </draw:text-box>
        </draw:frame>
        <draw:frame draw:style-name="gr24" draw:text-style-name="P16" draw:layer="layout" svg:width="2.221cm" svg:height="1.427cm" svg:x="15.63cm" svg:y="2.067cm">
          <draw:text-box>
            <text:p text:style-name="P15"><text:span text:style-name="T6">Tally X</text:span></text:p>
          </draw:text-box>
        </draw:frame>
        <draw:frame draw:style-name="gr24" draw:text-style-name="P16" draw:layer="layout" svg:width="2.221cm" svg:height="1.427cm" svg:x="15.656cm" svg:y="7.655cm">
          <draw:text-box>
            <text:p text:style-name="P15"><text:span text:style-name="T6">Tally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Abyssinica SIL1" svg:font-family="'Abyssinica SI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4:48:38.912008445</meta:creation-date>
    <dc:date>2016-07-11T18:54:47.553948071</dc:date>
    <meta:editing-duration>PT44M58S</meta:editing-duration>
    <meta:editing-cycles>15</meta:editing-cycles>
    <meta:generator>LibreOffice/5.1.4.2$Linux_X86_64 LibreOffice_project/10m0$Build-2</meta:generator>
    <meta:document-statistic meta:object-count="82"/>
  </office:meta>
</office:document-meta>
</file>